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Zbliżam się</text:span><text:span text:style-name="T1"><text:line-break/></text:span><text:span text:style-name="T1">w pokorze</text:span><text:span text:style-name="T1"><text:line-break/></text:span><text:span text:style-name="T1">i niskości swej,</text:span><text:span text:style-name="T1"><text:line-break/></text:span><text:span text:style-name="T1">Wielbię Twój majestat,</text:span><text:span text:style-name="T1"><text:line-break/></text:span><text:span text:style-name="T1">skryty w Hostii tej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obie dziś w ofierze</text:span><text:span text:style-name="T1"><text:line-break/></text:span><text:span text:style-name="T1">serce daję swe,</text:span><text:span text:style-name="T1"><text:line-break/></text:span><text:span text:style-name="T1">O, utwierdzaj w wierze,</text:span><text:span text:style-name="T1"><text:line-break/></text:span><text:span text:style-name="T1">Jezu, dzieci 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2">2. Mylą się, o Boże,</text:span><text:span text:style-name="T2"><text:line-break/></text:span><text:span text:style-name="T2">w Tobie wzrok i smak,</text:span><text:span text:style-name="T2"><text:line-break/></text:span><text:span text:style-name="T2">Kto się im poddaje,</text:span><text:span text:style-name="T2"><text:line-break/></text:span><text:span text:style-name="T2">temu wiary brak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2">Ja jedynie wierzyć</text:span><text:span text:style-name="T2"><text:line-break/></text:span><text:span text:style-name="T2">Twej nauce chcę,</text:span><text:span text:style-name="T2"><text:line-break/></text:span><text:span text:style-name="T2">Że w postaci chleba</text:span><text:span text:style-name="T2"><text:line-break/></text:span><text:span text:style-name="T2">utaiłeś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2">3. Bóstwo swe na krzyżu</text:span><text:span text:style-name="T2"><text:line-break/></text:span><text:span text:style-name="T2">skryłeś wobec nas, </text:span><text:span text:style-name="T2"><text:line-break/></text:span><text:span text:style-name="T2">Tu ukryte z Bóstwem</text:span><text:span text:style-name="T2"><text:line-break/></text:span><text:span text:style-name="T2">człowieczeństwo wraz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2">Lecz w Oboje wierząc,</text:span><text:span text:style-name="T2"><text:line-break/></text:span><text:span text:style-name="T2">wiem, że dojdę tam,</text:span><text:span text:style-name="T2"><text:line-break/></text:span><text:span text:style-name="T2">Gdzieś przygarnął łotra,</text:span><text:span text:style-name="T2"><text:line-break/></text:span><text:span text:style-name="T2">do Twych niebios br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2">4. Jak niewierny Tomasz</text:span><text:span text:style-name="T2"><text:line-break/></text:span><text:span text:style-name="T2">Twych nie szukam ran,</text:span><text:span text:style-name="T2"><text:line-break/></text:span><text:span text:style-name="T2">Lecz wyznaję z wiarą,</text:span><text:span text:style-name="T2"><text:line-break/></text:span><text:span text:style-name="T2">żeś mój Bóg i Pan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2">Pomóż wierze mojej,</text:span><text:span text:style-name="T2"><text:line-break/></text:span><text:span text:style-name="T2">Jezu, łaską swą,</text:span><text:span text:style-name="T2"><text:line-break/></text:span><text:span text:style-name="T2">Ożyw mą nadzieję,</text:span><text:span text:style-name="T2"><text:line-break/></text:span><text:span text:style-name="T2">rozpal miłość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2">5. Ty, coś upamiętnił</text:span><text:span text:style-name="T2"><text:line-break/></text:span><text:span text:style-name="T2">śmierci Bożej czas,</text:span><text:span text:style-name="T2"><text:line-break/></text:span><text:span text:style-name="T2">Chlebie żywy, życiem</text:span><text:span text:style-name="T2"><text:line-break/></text:span><text:span text:style-name="T2">swym darzący na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2">Spraw, bym dla swej duszy</text:span><text:span text:style-name="T2"><text:line-break/></text:span><text:span text:style-name="T2">życie z Ciebie brał,</text:span><text:span text:style-name="T2"><text:line-break/></text:span><text:span text:style-name="T2">Bym nad wszelką słodycz</text:span><text:span text:style-name="T2"><text:line-break/></text:span><text:span text:style-name="T2">Ciebie poznać chci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2">6. Ty, co jak pelikan</text:span><text:span text:style-name="T2"><text:line-break/></text:span><text:span text:style-name="T2">Krwią swą karmisz lud,</text:span><text:span text:style-name="T2"><text:line-break/></text:span><text:span text:style-name="T2">Przywróć mi niewinność,</text:span><text:span text:style-name="T2"><text:line-break/></text:span><text:span text:style-name="T2">oddal grzechów brud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2">Oczyść mnie Krwią swoją,</text:span><text:span text:style-name="T2"><text:line-break/></text:span><text:span text:style-name="T2">która wszystkich nas</text:span><text:span text:style-name="T2"><text:line-break/></text:span><text:span text:style-name="T2">Jedną kroplą może</text:span><text:span text:style-name="T2"><text:line-break/></text:span><text:span text:style-name="T2">obmyć z win i zma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Pod zasłoną teraz,</text:span><text:span text:style-name="T1"><text:line-break/></text:span><text:span text:style-name="T1">Jezu, widzę Cię,</text:span><text:span text:style-name="T1"><text:line-break/></text:span><text:span text:style-name="T1">Niech pragnienie serca</text:span><text:span text:style-name="T1"><text:line-break/></text:span><text:span text:style-name="T1">kiedyś spełni się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ym oblicze Twoje</text:span><text:span text:style-name="T1"><text:line-break/></text:span><text:span text:style-name="T1">tam oglądać mógł,</text:span><text:span text:style-name="T1"><text:line-break/></text:span><text:span text:style-name="T1">Gdzie wybranym miejsce</text:span><text:span text:style-name="T1"><text:line-break/></text:span><text:span text:style-name="T1">przygotował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3-02T23:34:40</meta:creation-date>
    <dc:date>2014-05-05T17:34:43.028000000</dc:date>
    <dc:language>pl-PL</dc:language>
    <meta:editing-cycles>19</meta:editing-cycles>
    <meta:editing-duration>PT14M41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